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1.289cm" fo:margin-left="-0.053cm" fo:margin-top="0cm" fo:margin-bottom="0cm" table:align="left" style:shadow="none"/>
    </style:style>
    <style:style style:name="Таблица2.A" style:family="table-column">
      <style:table-column-properties style:column-width="2.298cm"/>
    </style:style>
    <style:style style:name="Таблица2.B" style:family="table-column">
      <style:table-column-properties style:column-width="2.247cm"/>
    </style:style>
    <style:style style:name="Таблица2.C" style:family="table-column">
      <style:table-column-properties style:column-width="2.245cm"/>
    </style:style>
    <style:style style:name="Таблица2.E" style:family="table-column">
      <style:table-column-properties style:column-width="2.251cm"/>
    </style:style>
    <style:style style:name="Таблица2.1" style:family="table-row">
      <style:table-row-properties style:min-row-height="0.489cm" fo:keep-together="auto"/>
    </style:style>
    <style:style style:name="Таблица2.A1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Таблица2.E1" style:family="table-cell">
      <style:table-cell-properties style:vertical-align="bottom" fo:padding="0.049cm" fo:border="0.05pt solid #000000"/>
    </style:style>
    <style:style style:name="Таблица2.A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Таблица2.E2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4pt" officeooo:rsid="0024a2ae" officeooo:paragraph-rsid="00071a1f" style:font-size-asian="14pt" style:font-size-complex="14pt"/>
    </style:style>
    <style:style style:name="P5" style:family="paragraph" style:parent-style-name="Preformatted_20_Text">
      <style:text-properties style:font-name="Times New Roman" fo:font-size="14pt" officeooo:rsid="0041d4cd" officeooo:paragraph-rsid="0041d4cd" style:font-size-asian="14pt" style:font-size-complex="14pt"/>
    </style:style>
    <style:style style:name="P6" style:family="paragraph" style:parent-style-name="Preformatted_20_Text">
      <style:text-properties style:font-name="Times New Roman" fo:font-size="14pt" officeooo:rsid="0041d4cd" officeooo:paragraph-rsid="0045908b" style:font-size-asian="14pt" style:font-size-complex="14pt"/>
    </style:style>
    <style:style style:name="P7" style:family="paragraph" style:parent-style-name="Preformatted_20_Text"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10" style:family="paragraph" style:parent-style-name="Preformatted_20_Text">
      <style:text-properties style:font-name="Times New Roman" fo:font-size="14pt" fo:font-weight="bold" officeooo:rsid="0045908b" officeooo:paragraph-rsid="0045908b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style:font-name="Times New Roman" fo:font-size="14pt" fo:font-weight="normal" officeooo:rsid="0045908b" officeooo:paragraph-rsid="0045908b" style:font-size-asian="14pt" style:font-weight-asian="normal" style:font-size-complex="14pt" style:font-weight-complex="normal"/>
    </style:style>
    <style:style style:name="P12" style:family="paragraph" style:parent-style-name="Preformatted_20_Text">
      <style:text-properties style:font-name="Times New Roman" fo:font-size="16pt" fo:font-weight="bold" officeooo:rsid="0045908b" officeooo:paragraph-rsid="0046c809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officeooo:paragraph-rsid="0041714e"/>
    </style:style>
    <style:style style:name="P14" style:family="paragraph" style:parent-style-name="Preformatted_20_Text">
      <style:text-properties fo:font-variant="normal" fo:text-transform="none" fo:color="#000000" style:font-name="DejaVu Sans Mono" fo:font-size="11pt" fo:letter-spacing="normal" fo:font-style="normal" fo:font-weight="normal" officeooo:rsid="004d492e" officeooo:paragraph-rsid="004d492e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4b7939" officeooo:paragraph-rsid="004b7939" style:font-size-asian="13pt" style:font-weight-asian="normal" style:font-size-complex="13pt" style:font-weight-complex="normal"/>
    </style:style>
    <style:style style:name="P16" style:family="paragraph" style:parent-style-name="Preformatted_20_Text">
      <style:paragraph-properties fo:background-color="#ffffff">
        <style:background-image/>
      </style:paragraph-properties>
      <style:text-properties fo:color="#000000" fo:font-size="11pt" style:font-size-asian="11pt" style:font-size-complex="11pt"/>
    </style:style>
    <style:style style:name="P17" style:family="paragraph" style:parent-style-name="Preformatted_20_Text">
      <style:paragraph-properties fo:break-before="page"/>
      <style:text-properties fo:font-variant="normal" fo:text-transform="none" fo:color="#000000" style:font-name="DejaVu Sans Mono" fo:font-size="11pt" fo:letter-spacing="normal" fo:font-style="normal" fo:font-weight="normal" officeooo:rsid="004d492e" officeooo:paragraph-rsid="004d492e" style:font-size-asian="11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officeooo:rsid="004b7939" officeooo:paragraph-rsid="004b7939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Times New Roman" fo:font-size="11p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1" style:family="paragraph" style:parent-style-name="Text_20_body">
      <style:text-properties officeooo:rsid="00500595" officeooo:paragraph-rsid="00500595"/>
    </style:style>
    <style:style style:name="P22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25b99" style:font-size-asian="14pt" style:font-size-complex="14pt"/>
    </style:style>
    <style:style style:name="P23" style:family="paragraph" style:parent-style-name="Preformatted_20_Text">
      <style:text-properties style:font-name="Times New Roman" fo:font-size="14pt" fo:language="be" fo:country="BY" fo:font-style="italic" officeooo:rsid="0045908b" officeooo:paragraph-rsid="0045908b" style:font-size-asian="14pt" style:font-style-asian="italic" style:font-size-complex="14pt" style:font-style-complex="italic"/>
    </style:style>
    <style:style style:name="P24" style:family="paragraph" style:parent-style-name="Preformatted_20_Text">
      <style:text-properties style:font-name="Times New Roman" fo:font-size="14pt" fo:font-weight="normal" officeooo:rsid="004858db" officeooo:paragraph-rsid="0046c809" style:font-size-asian="12.25pt" style:font-weight-asian="normal" style:font-size-complex="14pt" style:font-weight-complex="normal"/>
    </style:style>
    <style:style style:name="P25" style:family="paragraph" style:parent-style-name="Preformatted_20_Text">
      <style:text-properties fo:color="#000000" style:font-name="DejaVu Sans Mono" fo:font-size="11pt" officeooo:paragraph-rsid="004b7939" style:font-size-asian="11pt" style:font-size-complex="11pt"/>
    </style:style>
    <style:style style:name="P26" style:family="paragraph" style:parent-style-name="Preformatted_20_Text">
      <style:text-properties fo:color="#000000" style:font-name="DejaVu Sans Mono" fo:font-size="11pt" officeooo:paragraph-rsid="00500595" style:font-size-asian="11pt" style:font-size-complex="11pt"/>
    </style:style>
    <style:style style:name="P2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2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 fo:font-size="11pt" style:font-size-asian="11pt" style:font-size-complex="11pt"/>
    </style:style>
    <style:style style:name="P29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0" style:family="paragraph" style:parent-style-name="Preformatted_20_Text">
      <style:paragraph-properties fo:background-color="#ffffff">
        <style:background-image/>
      </style:paragraph-properties>
      <style:text-properties fo:color="#000000" fo:font-size="11pt" style:font-size-asian="11pt" style:font-size-complex="11pt"/>
    </style:style>
    <style:style style:name="P31" style:family="paragraph" style:parent-style-name="Heading_20_2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P32" style:family="paragraph" style:parent-style-name="Heading_20_2">
      <style:paragraph-properties fo:break-before="page"/>
    </style:style>
    <style:style style:name="T1" style:family="text">
      <style:text-properties officeooo:rsid="0002ea19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officeooo:rsid="0041714e" style:text-blinking="fals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246c02"/>
    </style:style>
    <style:style style:name="T4" style:family="text">
      <style:text-properties style:font-name="Times New Roman" fo:font-size="14pt" officeooo:rsid="00025b99" style:font-size-asian="14pt" style:font-size-complex="14pt"/>
    </style:style>
    <style:style style:name="T5" style:family="text">
      <style:text-properties officeooo:rsid="00430a37"/>
    </style:style>
    <style:style style:name="T6" style:family="text">
      <style:text-properties fo:font-size="16pt" fo:language="be" fo:country="BY" fo:font-weight="bold" style:font-size-asian="16pt" style:font-weight-asian="bold" style:font-size-complex="16pt" style:font-weight-complex="bold"/>
    </style:style>
    <style:style style:name="T7" style:family="text">
      <style:text-properties fo:language="be" fo:country="BY" fo:font-style="italic" style:font-style-asian="italic" style:font-style-complex="italic"/>
    </style:style>
    <style:style style:name="T8" style:family="text">
      <style:text-properties officeooo:rsid="0046c809"/>
    </style:style>
    <style:style style:name="T9" style:family="text">
      <style:text-properties fo:font-weight="normal" officeooo:rsid="004858db" style:font-size-asian="12.25pt" style:font-weight-asian="normal" style:font-weight-complex="normal"/>
    </style:style>
    <style:style style:name="T10" style:family="text">
      <style:text-properties fo:font-size="14pt" fo:font-weight="normal" officeooo:rsid="0046c809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4858db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46c809" style:font-size-asian="14pt" style:font-weight-asian="normal" style:font-size-complex="14pt" style:font-weight-complex="normal"/>
    </style:style>
    <style:style style:name="T13" style:family="text">
      <style:text-properties officeooo:rsid="004858db"/>
    </style:style>
    <style:style style:name="T14" style:family="text">
      <style:text-properties fo:color="#000080" fo:font-weight="bold"/>
    </style:style>
    <style:style style:name="T15" style:family="text">
      <style:text-properties fo:color="#000080" style:font-name="DejaVu Sans Mono" fo:font-weight="bold"/>
    </style:style>
    <style:style style:name="T16" style:family="text">
      <style:text-properties style:font-name="DejaVu Sans Mono"/>
    </style:style>
    <style:style style:name="T17" style:family="text">
      <style:text-properties fo:color="#660e7a" style:font-name="DejaVu Sans Mono" fo:font-weight="bold"/>
    </style:style>
    <style:style style:name="T18" style:family="text">
      <style:text-properties fo:color="#008000" style:font-name="DejaVu Sans Mono" fo:font-weight="bold"/>
    </style:style>
    <style:style style:name="T19" style:family="text">
      <style:text-properties fo:color="#0000ff" style:font-name="DejaVu Sans Mono"/>
    </style:style>
    <style:style style:name="T20" style:family="text">
      <style:text-properties officeooo:rsid="005005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 по лабораторной работе №1</text:p>
      <text:p text:style-name="P1">по курсу «<text:span text:style-name="T3">Методы решения задач в интеллектуальных системах</text:span>»</text:p>
      <text:p text:style-name="P13"><text:span text:style-name="T4">на тему: «</text:span><text:span text:style-name="T2">предсказание методами. числовых последовательностей нейросетевыми методами</text:span><text:span text:style-name="T4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7">группы 421702:</text:p>
          </table:table-cell>
          <table:table-cell table:style-name="Таблица1.A1" office:value-type="string">
            <text:p text:style-name="P8">Бруцкий Д.С.</text:p>
            <text:p text:style-name="P9"/>
          </table:table-cell>
        </table:table-row>
        <table:table-row>
          <table:table-cell table:style-name="Таблица1.A1" office:value-type="string">
            <text:p text:style-name="P7">Проверил:</text:p>
          </table:table-cell>
          <table:table-cell table:style-name="Таблица1.A1" office:value-type="string">
            <text:p text:style-name="P4">Ивашенко В.П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h text:style-name="P31" text:outline-level="2"><text:soft-page-break/>Цель</text:h>
      <text:p text:style-name="P6"><text:span text:style-name="T6"><text:tab/></text:span><text:span text:style-name="T7">Ознакомиться, проанализировать и получить навыки реализации модели нейронной сети для задачи предсказания числовых последовательностей.</text:span></text:p>
      <text:p text:style-name="P23">Реализовать модель нейронной сети Джордана с функцией активации гиперболический тангенс.</text:p>
      <text:p text:style-name="P10"/>
      <text:h text:style-name="Heading_20_2" text:outline-level="2">Используемые обозначения</text:h>
      <text:p text:style-name="P11"><text:tab/>N — размер окна</text:p>
      <text:p text:style-name="P11"><text:tab/>L — размер обучающей выборки</text:p>
      <text:p text:style-name="P11"><text:tab/><text:span text:style-name="T8">sequence — числовая последовательность</text:span></text:p>
      <text:p text:style-name="P11"/>
      <text:h text:style-name="Heading_20_2" text:outline-level="2">Описание модели</text:h>
      <text:p text:style-name="P12"><text:tab/><text:span text:style-name="T12">Обучающая</text:span><text:span text:style-name="T10"> выборка </text:span><text:span text:style-name="T11">формируется</text:span><text:span text:style-name="T10"> методом скользящего окна с шагом в единицу.</text:span></text:p>
      <text:p text:style-name="P24"><text:tab/>Для реализации обратной связи нейронная сеть модифицирует входной вектор сигналов. Поэтому входной вектор обучающей выборки создается размером N + 1.</text:p>
      <text:p text:style-name="P5"><text:span text:style-name="T9"><text:tab/></text:span>Гиперболический тангенс — ограниченная функция, с областью <text:span text:style-name="T5">значений</text:span> </text:p>
      <text:p text:style-name="P5">(-1,1). <text:span text:style-name="T13">Поэтому для предсказания последовательностей с более широкой областью значений к ней применяется линейное преобразование:</text:span></text:p>
      <text:p text:style-name="P5"><text:tab/><draw:frame draw:style-name="fr1" draw:name="Объект1" text:anchor-type="as-char" svg:y="-0.386cm" svg:width="7.938cm" svg:height="0.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5">Обратное преобразование:</text:p>
      <text:p text:style-name="P15"><text:tab/><draw:frame draw:style-name="fr1" draw:name="Объект2" text:anchor-type="as-char" svg:y="-0.386cm" svg:width="8.033cm" svg:height="0.5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h text:style-name="Heading_20_2" text:outline-level="2">Реализация</text:h>
      <text:p text:style-name="P15">Модель реализована на языке программирование java. Для проведения операций с матрицами используется библиотека jama.</text:p>
      <text:p text:style-name="P17"><text:tab/><text:span text:style-name="T20">Прямое распространение сигнала</text:span></text:p>
      <text:p text:style-name="P14"/>
      <text:p text:style-name="P25"><text:span text:style-name="T14">public </text:span>Matrix straightPropagation(Matrix vector) {</text:p>
      <text:p text:style-name="P16"><text:s text:c="4"/><text:span text:style-name="T15">if </text:span><text:span text:style-name="T16">(vector.getColumnDimension() != </text:span><text:span text:style-name="T17">inputSize </text:span><text:span text:style-name="T16">+ </text:span><text:span text:style-name="T17">contextSize </text:span><text:span text:style-name="T16">+ </text:span><text:span text:style-name="T19">1</text:span><text:span text:style-name="T16">) {</text:span></text:p>
      <text:p text:style-name="P16"><text:s text:c="8"/><text:span text:style-name="T15">throw new </text:span><text:span text:style-name="T16">IllegalArgumentException(</text:span><text:span text:style-name="T18">"{{&lt;vector&gt;&lt;place to threshold&gt;&lt;place to context signals&gt;}}, " </text:span><text:span text:style-name="T16">+</text:span></text:p>
      <text:p text:style-name="P16"><text:s text:c="16"/><text:span text:style-name="T18">"expected size " </text:span><text:span text:style-name="T16">+ (</text:span><text:span text:style-name="T17">inputSize </text:span><text:span text:style-name="T16">+ </text:span><text:span text:style-name="T17">contextSize</text:span><text:span text:style-name="T16">) + </text:span><text:span text:style-name="T18">", result is " </text:span><text:span text:style-name="T16">+ vector.getColumnDimension());</text:span></text:p>
      <text:p text:style-name="P16"><text:s text:c="4"/><text:span text:style-name="T16">}</text:span></text:p>
      <text:p text:style-name="P16"><text:s text:c="4"/><text:span text:style-name="T16">vector.set(</text:span><text:span text:style-name="T19">0</text:span><text:span text:style-name="T16">, </text:span><text:span text:style-name="T17">inputSize</text:span><text:span text:style-name="T16">, </text:span><text:span text:style-name="T19">1.</text:span><text:span text:style-name="T16">);</text:span></text:p>
      <text:p text:style-name="P16"><text:s text:c="4"/><text:span text:style-name="T16">vector.setMatrix(</text:span><text:span text:style-name="T19">0</text:span><text:span text:style-name="T16">, </text:span><text:span text:style-name="T19">0</text:span><text:span text:style-name="T16">, </text:span><text:span text:style-name="T17">inputSize </text:span><text:span text:style-name="T16">+ </text:span><text:span text:style-name="T19">1</text:span><text:span text:style-name="T16">, </text:span><text:span text:style-name="T17">inputSize </text:span><text:span text:style-name="T16">+ </text:span><text:span text:style-name="T19">1 </text:span><text:span text:style-name="T16">+ </text:span><text:span text:style-name="T17">contextSize </text:span><text:span text:style-name="T16">- </text:span><text:span text:style-name="T19">1</text:span><text:span text:style-name="T16">, </text:span><text:span text:style-name="T17">context</text:span><text:span text:style-name="T16">);</text:span></text:p>
      <text:p text:style-name="P16"><text:s text:c="4"/><text:span text:style-name="T17">input </text:span><text:span text:style-name="T16">= vector.copy();</text:span></text:p>
      <text:p text:style-name="P16"><text:s text:c="4"/><text:span text:style-name="T17">firstSynapticOutput </text:span><text:span text:style-name="T16">= </text:span><text:span text:style-name="T17">input</text:span><text:span text:style-name="T16">.times(</text:span><text:span text:style-name="T17">firstW</text:span><text:span text:style-name="T16">);</text:span></text:p>
      <text:p text:style-name="P16"><text:s text:c="4"/><text:span text:style-name="T17">firstActivationOutput </text:span><text:span text:style-name="T16">= applyFunction(</text:span><text:span text:style-name="T17">firstSynapticOutput</text:span><text:span text:style-name="T16">);</text:span></text:p>
      <text:p text:style-name="P16"><text:s text:c="4"/><text:span text:style-name="T17">firstActivationOutput</text:span><text:span text:style-name="T16">.set(</text:span><text:span text:style-name="T19">0</text:span><text:span text:style-name="T16">, </text:span><text:span text:style-name="T17">hiddenLayerSize</text:span><text:span text:style-name="T16">, </text:span><text:span text:style-name="T19">1.</text:span><text:span text:style-name="T16">);</text:span></text:p>
      <text:p text:style-name="P16"><text:s text:c="4"/><text:span text:style-name="T17">secondSynapticOutput </text:span><text:span text:style-name="T16">= </text:span><text:span text:style-name="T17">firstActivationOutput</text:span><text:span text:style-name="T16">.times(</text:span><text:span text:style-name="T17">secondW</text:span><text:span text:style-name="T16">);</text:span></text:p>
      <text:p text:style-name="P16"><text:s text:c="4"/><text:span text:style-name="T17">secondActivationOutput </text:span><text:span text:style-name="T16">= applyFunction(</text:span><text:span text:style-name="T17">secondSynapticOutput</text:span><text:span text:style-name="T16">);</text:span></text:p>
      <text:p text:style-name="P16"><text:s text:c="4"/><text:span text:style-name="T15">if </text:span><text:span text:style-name="T16">(!</text:span><text:span text:style-name="T17">contextFreeze</text:span><text:span text:style-name="T16">) </text:span><text:span text:style-name="T17">context </text:span><text:span text:style-name="T16">= </text:span><text:span text:style-name="T17">secondActivationOutput</text:span><text:span text:style-name="T16">.copy();</text:span></text:p>
      <text:p text:style-name="P16"><text:s text:c="4"/><text:span text:style-name="T15">return </text:span><text:span text:style-name="T17">secondActivationOutput</text:span><text:span text:style-name="T16">;</text:span></text:p>
      <text:p text:style-name="P28">}</text:p>
      <text:p text:style-name="P26"><text:tab/><text:span text:style-name="T20">Корректировка весов</text:span></text:p>
      <text:p text:style-name="P26"/>
      <text:p text:style-name="P26"><text:span text:style-name="T14">public </text:span>Matrix straightPropagation(Matrix vector) {</text:p>
      <text:p text:style-name="P29"><text:s text:c="4"/><text:span text:style-name="T15">if </text:span><text:span text:style-name="T16">(vector.getColumnDimension() != </text:span><text:span text:style-name="T17">inputSize </text:span><text:span text:style-name="T16">+ </text:span><text:span text:style-name="T17">contextSize </text:span><text:span text:style-name="T16">+ </text:span><text:span text:style-name="T19">1</text:span><text:span text:style-name="T16">) {</text:span></text:p>
      <text:p text:style-name="P29"><text:s text:c="8"/><text:span text:style-name="T15">throw new </text:span><text:span text:style-name="T16">IllegalArgumentException(</text:span><text:span text:style-name="T18">"{{&lt;vector&gt;&lt;place to threshold&gt;&lt;place to context signals&gt;}}, " </text:span><text:span text:style-name="T16">+</text:span></text:p>
      <text:p text:style-name="P29"><text:s text:c="16"/><text:span text:style-name="T18">"expected size " </text:span><text:span text:style-name="T16">+ (</text:span><text:span text:style-name="T17">inputSize </text:span><text:span text:style-name="T16">+ </text:span><text:span text:style-name="T17">contextSize</text:span><text:span text:style-name="T16">) + </text:span><text:span text:style-name="T18">", result is " </text:span><text:span text:style-name="T16">+ vector.getColumnDimension());</text:span></text:p>
      <text:p text:style-name="P29"><text:s text:c="4"/><text:span text:style-name="T16">}</text:span></text:p>
      <text:p text:style-name="P29"><text:s text:c="4"/><text:span text:style-name="T16">vector.set(</text:span><text:span text:style-name="T19">0</text:span><text:span text:style-name="T16">, </text:span><text:span text:style-name="T17">inputSize</text:span><text:span text:style-name="T16">, </text:span><text:span text:style-name="T19">1.</text:span><text:span text:style-name="T16">);</text:span></text:p>
      <text:p text:style-name="P29"><text:s text:c="4"/><text:span text:style-name="T16">vector.setMatrix(</text:span><text:span text:style-name="T19">0</text:span><text:span text:style-name="T16">, </text:span><text:span text:style-name="T19">0</text:span><text:span text:style-name="T16">, </text:span><text:span text:style-name="T17">inputSize </text:span><text:span text:style-name="T16">+ </text:span><text:span text:style-name="T19">1</text:span><text:span text:style-name="T16">, </text:span><text:span text:style-name="T17">inputSize </text:span><text:span text:style-name="T16">+ </text:span><text:span text:style-name="T19">1 </text:span><text:span text:style-name="T16">+ </text:span><text:span text:style-name="T17">contextSize </text:span><text:span text:style-name="T16">- </text:span><text:span text:style-name="T19">1</text:span><text:span text:style-name="T16">, </text:span><text:span text:style-name="T17">context</text:span><text:span text:style-name="T16">);</text:span></text:p>
      <text:p text:style-name="P29"><text:s text:c="4"/><text:span text:style-name="T17">input </text:span><text:span text:style-name="T16">= vector.copy();</text:span></text:p>
      <text:p text:style-name="P29"><text:s text:c="4"/><text:span text:style-name="T17">firstSynapticOutput </text:span><text:span text:style-name="T16">= </text:span><text:span text:style-name="T17">input</text:span><text:span text:style-name="T16">.times(</text:span><text:span text:style-name="T17">firstW</text:span><text:span text:style-name="T16">);</text:span></text:p>
      <text:p text:style-name="P29"><text:s text:c="4"/><text:span text:style-name="T17">firstActivationOutput </text:span><text:span text:style-name="T16">= applyFunction(</text:span><text:span text:style-name="T17">firstSynapticOutput</text:span><text:span text:style-name="T16">);</text:span></text:p>
      <text:p text:style-name="P29"><text:s text:c="4"/><text:span text:style-name="T17">firstActivationOutput</text:span><text:span text:style-name="T16">.set(</text:span><text:span text:style-name="T19">0</text:span><text:span text:style-name="T16">, </text:span><text:span text:style-name="T17">hiddenLayerSize</text:span><text:span text:style-name="T16">, </text:span><text:span text:style-name="T19">1.</text:span><text:span text:style-name="T16">);</text:span></text:p>
      <text:p text:style-name="P29"><text:s text:c="4"/><text:span text:style-name="T17">secondSynapticOutput </text:span><text:span text:style-name="T16">= </text:span><text:span text:style-name="T17">firstActivationOutput</text:span><text:span text:style-name="T16">.times(</text:span><text:span text:style-name="T17">secondW</text:span><text:span text:style-name="T16">);</text:span></text:p>
      <text:p text:style-name="P29"><text:s text:c="4"/><text:span text:style-name="T17">secondActivationOutput </text:span><text:span text:style-name="T16">= applyFunction(</text:span><text:span text:style-name="T17">secondSynapticOutput</text:span><text:span text:style-name="T16">);</text:span></text:p>
      <text:p text:style-name="P29"><text:s text:c="4"/><text:span text:style-name="T15">if </text:span><text:span text:style-name="T16">(!</text:span><text:span text:style-name="T17">contextFreeze</text:span><text:span text:style-name="T16">) </text:span><text:span text:style-name="T17">context </text:span><text:span text:style-name="T16">= </text:span><text:span text:style-name="T17">secondActivationOutput</text:span><text:span text:style-name="T16">.copy();</text:span></text:p>
      <text:p text:style-name="P29"><text:s text:c="4"/><text:span text:style-name="T15">return </text:span><text:span text:style-name="T17">secondActivationOutput</text:span><text:span text:style-name="T16">;</text:span></text:p>
      <text:p text:style-name="P27">}</text:p>
      <text:p text:style-name="P26"><text:tab/></text:p>
      <text:h text:style-name="P32" text:outline-level="2">Периодическая функция</text:h>
      <text:p text:style-name="P21">Числовая последовательность генерируется функцией</text:p>
      <text:p text:style-name="P21"><draw:frame draw:style-name="fr2" draw:name="Объект3" text:anchor-type="as-char" svg:y="-0.386cm" svg:width="4.461cm" svg:height="0.5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row table:style-name="Таблица2.1">
          <table:table-cell table:style-name="Таблица2.A1" office:value-type="string">
            <text:p text:style-name="P20">0.28366218546322625</text:p>
          </table:table-cell>
          <table:table-cell table:style-name="Таблица2.A1" office:value-type="string">
            <text:p text:style-name="P20">0.2853020658825269</text:p>
          </table:table-cell>
          <table:table-cell table:style-name="Таблица2.A1" office:value-type="string">
            <text:p text:style-name="P20">0.0016398804193006322</text:p>
          </table:table-cell>
          <table:table-cell table:style-name="Таблица2.A1" office:value-type="string">
            <text:p text:style-name="P20">0.005781103380497028</text:p>
          </table:table-cell>
          <table:table-cell table:style-name="Таблица2.E1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70866977429126</text:p>
          </table:table-cell>
          <table:table-cell table:style-name="Таблица2.A2" office:value-type="string">
            <text:p text:style-name="P20">0.7085940980453853</text:p>
          </table:table-cell>
          <table:table-cell table:style-name="Таблица2.A2" office:value-type="string">
            <text:p text:style-name="P20">-7.567624587467847e-05</text:p>
          </table:table-cell>
          <table:table-cell table:style-name="Таблица2.A2" office:value-type="string">
            <text:p text:style-name="P20">0.00010678633211126045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9601702866503661</text:p>
          </table:table-cell>
          <table:table-cell table:style-name="Таблица2.A2" office:value-type="string">
            <text:p text:style-name="P20">0.95674397240237</text:p>
          </table:table-cell>
          <table:table-cell table:style-name="Таблица2.A2" office:value-type="string">
            <text:p text:style-name="P20">-0.0034263142479961095</text:p>
          </table:table-cell>
          <table:table-cell table:style-name="Таблица2.A2" office:value-type="string">
            <text:p text:style-name="P20">0.0035684443641232555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9765876257280235</text:p>
          </table:table-cell>
          <table:table-cell table:style-name="Таблица2.A2" office:value-type="string">
            <text:p text:style-name="P20">0.9673093486862281</text:p>
          </table:table-cell>
          <table:table-cell table:style-name="Таблица2.A2" office:value-type="string">
            <text:p text:style-name="P20">-0.009278277041795402</text:p>
          </table:table-cell>
          <table:table-cell table:style-name="Таблица2.A2" office:value-type="string">
            <text:p text:style-name="P20">0.009500711249416724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7539022543433046</text:p>
          </table:table-cell>
          <table:table-cell table:style-name="Таблица2.A2" office:value-type="string">
            <text:p text:style-name="P20">0.7547817632222373</text:p>
          </table:table-cell>
          <table:table-cell table:style-name="Таблица2.A2" office:value-type="string">
            <text:p text:style-name="P20">0.0008795088789327332</text:p>
          </table:table-cell>
          <table:table-cell table:style-name="Таблица2.A2" office:value-type="string">
            <text:p text:style-name="P20">0.001166608633766243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3466353178350258</text:p>
          </table:table-cell>
          <table:table-cell table:style-name="Таблица2.A2" office:value-type="string">
            <text:p text:style-name="P20">0.3483573744254399</text:p>
          </table:table-cell>
          <table:table-cell table:style-name="Таблица2.A2" office:value-type="string">
            <text:p text:style-name="P20">0.0017220565904140783</text:p>
          </table:table-cell>
          <table:table-cell table:style-name="Таблица2.A2" office:value-type="string">
            <text:p text:style-name="P20">0.004967920179540553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14550003380861354</text:p>
          </table:table-cell>
          <table:table-cell table:style-name="Таблица2.A2" office:value-type="string">
            <text:p text:style-name="P20">-0.14821420515358577</text:p>
          </table:table-cell>
          <table:table-cell table:style-name="Таблица2.A2" office:value-type="string">
            <text:p text:style-name="P20">-0.0027141713449722327</text:p>
          </table:table-cell>
          <table:table-cell table:style-name="Таблица2.A2" office:value-type="string">
            <text:p text:style-name="P20">0.018654094256379167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6020119026848236</text:p>
          </table:table-cell>
          <table:table-cell table:style-name="Таблица2.A2" office:value-type="string">
            <text:p text:style-name="P20">-0.5980396414690261</text:p>
          </table:table-cell>
          <table:table-cell table:style-name="Таблица2.A2" office:value-type="string">
            <text:p text:style-name="P20">0.0039722612157975234</text:p>
          </table:table-cell>
          <table:table-cell table:style-name="Таблица2.A2" office:value-type="string">
            <text:p text:style-name="P20">0.006598310096664575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9111302618846769</text:p>
          </table:table-cell>
          <table:table-cell table:style-name="Таблица2.A2" office:value-type="string">
            <text:p text:style-name="P20">-0.9180693766334176</text:p>
          </table:table-cell>
          <table:table-cell table:style-name="Таблица2.A2" office:value-type="string">
            <text:p text:style-name="P20">-0.006939114748740649</text:p>
          </table:table-cell>
          <table:table-cell table:style-name="Таблица2.A2" office:value-type="string">
            <text:p text:style-name="P20">0.007615941472942694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9971721561963784</text:p>
          </table:table-cell>
          <table:table-cell table:style-name="Таблица2.A2" office:value-type="string">
            <text:p text:style-name="P20">-0.9754513418999919</text:p>
          </table:table-cell>
          <table:table-cell table:style-name="Таблица2.A2" office:value-type="string">
            <text:p text:style-name="P20">0.021720814296386504</text:p>
          </table:table-cell>
          <table:table-cell table:style-name="Таблица2.A2" office:value-type="string">
            <text:p text:style-name="P20">0.02178241155392721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8390715290764524</text:p>
          </table:table-cell>
          <table:table-cell table:style-name="Таблица2.A2" office:value-type="string">
            <text:p text:style-name="P20">-0.8453709782124497</text:p>
          </table:table-cell>
          <table:table-cell table:style-name="Таблица2.A2" office:value-type="string">
            <text:p text:style-name="P20">-0.006299449135997226</text:p>
          </table:table-cell>
          <table:table-cell table:style-name="Таблица2.A2" office:value-type="string">
            <text:p text:style-name="P20">0.00750764257599217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47553692799599256</text:p>
          </table:table-cell>
          <table:table-cell table:style-name="Таблица2.A2" office:value-type="string">
            <text:p text:style-name="P20">-0.4743925932958897</text:p>
          </table:table-cell>
          <table:table-cell table:style-name="Таблица2.A2" office:value-type="string">
            <text:p text:style-name="P20">0.0011443347001028892</text:p>
          </table:table-cell>
          <table:table-cell table:style-name="Таблица2.A2" office:value-type="string">
            <text:p text:style-name="P20">0.0024064055444134357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004425697988050785</text:p>
          </table:table-cell>
          <table:table-cell table:style-name="Таблица2.A2" office:value-type="string">
            <text:p text:style-name="P20">0.004738928765540649</text:p>
          </table:table-cell>
          <table:table-cell table:style-name="Таблица2.A2" office:value-type="string">
            <text:p text:style-name="P20">0.00031323077748986357</text:p>
          </table:table-cell>
          <table:table-cell table:style-name="Таблица2.A2" office:value-type="string">
            <text:p text:style-name="P20">0.0707754524451453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4833047587530059</text:p>
          </table:table-cell>
          <table:table-cell table:style-name="Таблица2.A2" office:value-type="string">
            <text:p text:style-name="P20">0.4801671701986075</text:p>
          </table:table-cell>
          <table:table-cell table:style-name="Таблица2.A2" office:value-type="string">
            <text:p text:style-name="P20">-0.003137588554398385</text:p>
          </table:table-cell>
          <table:table-cell table:style-name="Таблица2.A2" office:value-type="string">
            <text:p text:style-name="P20">0.006491946329048785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8438539587324921</text:p>
          </table:table-cell>
          <table:table-cell table:style-name="Таблица2.A2" office:value-type="string">
            <text:p text:style-name="P20">0.853590000448037</text:p>
          </table:table-cell>
          <table:table-cell table:style-name="Таблица2.A2" office:value-type="string">
            <text:p text:style-name="P20">0.009736041715544874</text:p>
          </table:table-cell>
          <table:table-cell table:style-name="Таблица2.A2" office:value-type="string">
            <text:p text:style-name="P20">0.011537590853005965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9977982791785807</text:p>
          </table:table-cell>
          <table:table-cell table:style-name="Таблица2.A2" office:value-type="string">
            <text:p text:style-name="P20">0.9774388260216376</text:p>
          </table:table-cell>
          <table:table-cell table:style-name="Таблица2.A2" office:value-type="string">
            <text:p text:style-name="P20">-0.020359453156943097</text:p>
          </table:table-cell>
          <table:table-cell table:style-name="Таблица2.A2" office:value-type="string">
            <text:p text:style-name="P20">0.02040437790061499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907446781<text:soft-page-break/>4501962</text:p>
          </table:table-cell>
          <table:table-cell table:style-name="Таблица2.A2" office:value-type="string">
            <text:p text:style-name="P20">0.915954095<text:soft-page-break/>2057376</text:p>
          </table:table-cell>
          <table:table-cell table:style-name="Таблица2.A2" office:value-type="string">
            <text:p text:style-name="P20">0.008507313<text:soft-page-break/>755541368</text:p>
          </table:table-cell>
          <table:table-cell table:style-name="Таблица2.A2" office:value-type="string">
            <text:p text:style-name="P20">0.009375000<text:soft-page-break/>197747991</text:p>
          </table:table-cell>
          <table:table-cell table:style-name="Таблица2.E2" office:value-type="string">
            <text:p text:style-name="Standard"><text:soft-page-break/></text:p>
          </table:table-cell>
        </table:table-row>
        <table:table-row table:style-name="Таблица2.1">
          <table:table-cell table:style-name="Таблица2.A2" office:value-type="string">
            <text:p text:style-name="P20">0.594920663309892</text:p>
          </table:table-cell>
          <table:table-cell table:style-name="Таблица2.A2" office:value-type="string">
            <text:p text:style-name="P20">0.5880025562882646</text:p>
          </table:table-cell>
          <table:table-cell table:style-name="Таблица2.A2" office:value-type="string">
            <text:p text:style-name="P20">-0.006918107021627429</text:p>
          </table:table-cell>
          <table:table-cell table:style-name="Таблица2.A2" office:value-type="string">
            <text:p text:style-name="P20">0.011628621173011455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1367372182078336</text:p>
          </table:table-cell>
          <table:table-cell table:style-name="Таблица2.A2" office:value-type="string">
            <text:p text:style-name="P20">0.1419460347988194</text:p>
          </table:table-cell>
          <table:table-cell table:style-name="Таблица2.A2" office:value-type="string">
            <text:p text:style-name="P20">0.005208816590985793</text:p>
          </table:table-cell>
          <table:table-cell table:style-name="Таблица2.A2" office:value-type="string">
            <text:p text:style-name="P20">0.03809362702602782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354924266788705</text:p>
          </table:table-cell>
          <table:table-cell table:style-name="Таблица2.A2" office:value-type="string">
            <text:p text:style-name="P20">-0.35824990861423694</text:p>
          </table:table-cell>
          <table:table-cell table:style-name="Таблица2.A2" office:value-type="string">
            <text:p text:style-name="P20">-0.0033256418255319664</text:p>
          </table:table-cell>
          <table:table-cell table:style-name="Таблица2.A2" office:value-type="string">
            <text:p text:style-name="P20">0.009370004073324752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7596879128588213</text:p>
          </table:table-cell>
          <table:table-cell table:style-name="Таблица2.A2" office:value-type="string">
            <text:p text:style-name="P20">-0.7601999039101348</text:p>
          </table:table-cell>
          <table:table-cell table:style-name="Таблица2.A2" office:value-type="string">
            <text:p text:style-name="P20">-0.0005119910513134984</text:p>
          </table:table-cell>
          <table:table-cell table:style-name="Таблица2.A2" office:value-type="string">
            <text:p text:style-name="P20">0.0006739491870902594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9784534628188842</text:p>
          </table:table-cell>
          <table:table-cell table:style-name="Таблица2.A2" office:value-type="string">
            <text:p text:style-name="P20">-0.9666718048504478</text:p>
          </table:table-cell>
          <table:table-cell table:style-name="Таблица2.A2" office:value-type="string">
            <text:p text:style-name="P20">0.011781657968436443</text:p>
          </table:table-cell>
          <table:table-cell table:style-name="Таблица2.A2" office:value-type="string">
            <text:p text:style-name="P20">0.012041102020829862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9576594803233847</text:p>
          </table:table-cell>
          <table:table-cell table:style-name="Таблица2.A2" office:value-type="string">
            <text:p text:style-name="P20">-0.9530366629740493</text:p>
          </table:table-cell>
          <table:table-cell table:style-name="Таблица2.A2" office:value-type="string">
            <text:p text:style-name="P20">0.00462281734933534</text:p>
          </table:table-cell>
          <table:table-cell table:style-name="Таблица2.A2" office:value-type="string">
            <text:p text:style-name="P20">0.004827203660923709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7023970575027135</text:p>
          </table:table-cell>
          <table:table-cell table:style-name="Таблица2.A2" office:value-type="string">
            <text:p text:style-name="P20">-0.701065637780476</text:p>
          </table:table-cell>
          <table:table-cell table:style-name="Таблица2.A2" office:value-type="string">
            <text:p text:style-name="P20">0.0013314197222374924</text:p>
          </table:table-cell>
          <table:table-cell table:style-name="Таблица2.A2" office:value-type="string">
            <text:p text:style-name="P20">0.0018955371581014188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-0.27516333805159693</text:p>
          </table:table-cell>
          <table:table-cell table:style-name="Таблица2.A2" office:value-type="string">
            <text:p text:style-name="P20">-0.2777338372865702</text:p>
          </table:table-cell>
          <table:table-cell table:style-name="Таблица2.A2" office:value-type="string">
            <text:p text:style-name="P20">-0.002570499234973267</text:p>
          </table:table-cell>
          <table:table-cell table:style-name="Таблица2.A2" office:value-type="string">
            <text:p text:style-name="P20">0.009341721368750305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2194399632114593</text:p>
          </table:table-cell>
          <table:table-cell table:style-name="Таблица2.A2" office:value-type="string">
            <text:p text:style-name="P20">0.22161418391621407</text:p>
          </table:table-cell>
          <table:table-cell table:style-name="Таблица2.A2" office:value-type="string">
            <text:p text:style-name="P20">0.002174220704754759</text:p>
          </table:table-cell>
          <table:table-cell table:style-name="Таблица2.A2" office:value-type="string">
            <text:p text:style-name="P20">0.009908043516483873</text:p>
          </table:table-cell>
          <table:table-cell table:style-name="Таблица2.E2" office:value-type="string">
            <text:p text:style-name="Standard"/>
          </table:table-cell>
        </table:table-row>
        <table:table-row table:style-name="Таблица2.1">
          <table:table-cell table:style-name="Таблица2.A2" office:value-type="string">
            <text:p text:style-name="P20">0.6603167082440802</text:p>
          </table:table-cell>
          <table:table-cell table:style-name="Таблица2.A2" office:value-type="string">
            <text:p text:style-name="P20">0.6577280329768695</text:p>
          </table:table-cell>
          <table:table-cell table:style-name="Таблица2.A2" office:value-type="string">
            <text:p text:style-name="P20">-0.0025886752672106272</text:p>
          </table:table-cell>
          <table:table-cell table:style-name="Таблица2.A2" office:value-type="string">
            <text:p text:style-name="P20">0.003920354028439557</text:p>
          </table:table-cell>
          <table:table-cell table:style-name="Таблица2.E2" office:value-type="string">
            <text:p text:style-name="Standard"/>
          </table:table-cell>
        </table:table-row>
      </table:table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Times New Roman1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4T00:23:44.722316281</dc:date>
    <meta:editing-duration>PT12H21M50S</meta:editing-duration>
    <meta:editing-cycles>45</meta:editing-cycles>
    <meta:document-statistic meta:table-count="2" meta:image-count="0" meta:object-count="3" meta:page-count="5" meta:paragraph-count="177" meta:word-count="434" meta:character-count="5299" meta:non-whitespace-character-count="4872"/>
  </office:meta>
</office:document-meta>
</file>

<file path=Object 1/content.xml><?xml version="1.0" encoding="utf-8"?>
<math xmlns="http://www.w3.org/1998/Math/MathML" display="block">
  <semantics>
    <mrow>
      <mi mathvariant="italic">sequence</mi>
      <mo stretchy="false">→</mo>
      <mi mathvariant="italic">sequence</mi>
      <mi>'</mi>
      <mi mathvariant="normal">:</mi>
      <mrow>
        <mi>y</mi>
        <mo stretchy="false">=</mo>
        <mrow>
          <mi>x</mi>
          <mo stretchy="false">/</mo>
          <mi mathvariant="italic">max</mi>
        </mrow>
      </mrow>
      <mrow>
        <mo fence="true" stretchy="false">(</mo>
        <mrow>
          <mrow>
            <mo fence="true" stretchy="true">|</mo>
            <mrow>
              <mi mathvariant="italic">sequence</mi>
            </mrow>
            <mo fence="true" stretchy="true">|</mo>
          </mrow>
        </mrow>
        <mo fence="true" stretchy="false">)</mo>
      </mrow>
    </mrow>
    <annotation encoding="StarMath 5.0">sequence rightarrow sequence': y = x / max( abs sequence ) </annotation>
  </semantics>
</math>
</file>

<file path=Object 2/content.xml><?xml version="1.0" encoding="utf-8"?>
<math xmlns="http://www.w3.org/1998/Math/MathML" display="block">
  <semantics>
    <mrow>
      <mi mathvariant="italic">sequence</mi>
      <mi>'</mi>
      <mo stretchy="false">→</mo>
      <mi mathvariant="italic">sequence</mi>
      <mi mathvariant="normal">:</mi>
      <mrow>
        <mi>x</mi>
        <mo stretchy="false">=</mo>
        <mrow>
          <mi>y</mi>
          <mo stretchy="false">∗</mo>
          <mi mathvariant="italic">max</mi>
        </mrow>
      </mrow>
      <mrow>
        <mo fence="true" stretchy="false">(</mo>
        <mrow>
          <mrow>
            <mo fence="true" stretchy="true">|</mo>
            <mrow>
              <mi mathvariant="italic">sequence</mi>
            </mrow>
            <mo fence="true" stretchy="true">|</mo>
          </mrow>
        </mrow>
        <mo fence="true" stretchy="false">)</mo>
      </mrow>
    </mrow>
    <annotation encoding="StarMath 5.0">sequence' rightarrow sequence: x = y * max( abs sequence ) 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i>cos</mi>
      </mrow>
      <mrow>
        <mo fence="true" stretchy="false">(</mo>
        <mrow>
          <mrow>
            <mn>0.5</mn>
            <mo stretchy="false">∗</mo>
            <mi>x</mi>
          </mrow>
        </mrow>
        <mo fence="true" stretchy="false">)</mo>
      </mrow>
      <mi>,</mi>
      <mrow>
        <mi>x</mi>
        <mo stretchy="false">∈</mo>
        <mrow>
          <mi>N</mi>
          <mo stretchy="false">∪</mo>
          <mn>0</mn>
        </mrow>
      </mrow>
    </mrow>
    <annotation encoding="StarMath 5.0">y = cos( 0.5 * x ), x in N union 0</annotation>
  </semantics>
</math>
</file>